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fo:padding="0.0193in" fo:border="0.0008in solid #d9d9e3"/>
    </style:style>
    <style:style style:name="P2" style:family="paragraph" style:parent-style-name="Standard">
      <style:paragraph-properties fo:padding="0.0193in" fo:border="0.0138in solid #000000"/>
    </style:style>
    <style:style style:name="P3" style:family="paragraph" style:parent-style-name="Text_20_body">
      <style:paragraph-properties fo:margin-top="0in" fo:margin-bottom="0in" fo:padding="0.0193in" fo:border="0.0008in solid #d9d9e3"/>
    </style:style>
    <style:style style:name="P4" style:family="paragraph" style:parent-style-name="Text_20_body" style:list-style-name="L1">
      <style:paragraph-properties fo:margin-top="0in" fo:margin-bottom="0in" fo:padding="0.0193in" fo:border="0.0008in solid #d9d9e3"/>
    </style:style>
    <style:style style:name="P5" style:family="paragraph" style:parent-style-name="Text_20_body" style:list-style-name="L2">
      <style:paragraph-properties fo:margin-top="0in" fo:margin-bottom="0in" fo:padding="0.0193in" fo:border="0.0008in solid #d9d9e3"/>
    </style:style>
    <style:style style:name="P6" style:family="paragraph" style:parent-style-name="Text_20_body">
      <style:paragraph-properties fo:padding="0.0193in" fo:border="0.0008in solid #d9d9e3"/>
    </style:style>
    <style:style style:name="P7" style:family="paragraph" style:parent-style-name="Text_20_body" style:list-style-name="L1">
      <style:paragraph-properties fo:padding="0.0193in" fo:border="0.0008in solid #d9d9e3"/>
    </style:style>
    <style:style style:name="P8" style:family="paragraph" style:parent-style-name="Text_20_body" style:list-style-name="L2">
      <style:paragraph-properties fo:padding="0.0193in" fo:border="0.0008in solid #d9d9e3"/>
    </style:style>
    <style:style style:name="P9" style:family="paragraph" style:parent-style-name="Preformatted_20_Text" style:list-style-name="L1">
      <style:paragraph-properties fo:margin-top="0in" fo:margin-bottom="0.1965in" fo:padding="0.0193in" fo:border="0.0008in solid #d9d9e3"/>
    </style:style>
    <style:style style:name="P10" style:family="paragraph" style:parent-style-name="Preformatted_20_Text" style:list-style-name="L2">
      <style:paragraph-properties fo:margin-top="0in" fo:margin-bottom="0.1965in" fo:padding="0.0193in" fo:border="0.0008in solid #d9d9e3"/>
    </style:style>
    <style:style style:name="P11" style:family="paragraph" style:parent-style-name="Preformatted_20_Text" style:list-style-name="L1">
      <style:paragraph-properties fo:padding="0.0193in" fo:border="0.0008in solid #d9d9e3"/>
    </style:style>
    <style:style style:name="P12" style:family="paragraph" style:parent-style-name="Preformatted_20_Text" style:list-style-name="L2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!</text:p>
      <text:p text:style-name="P1">ChatGPT</text:p>
      <text:p text:style-name="P6"><text:span text:style-name="Strong_20_Emphasis">Легкие вопросы:</text:span></text:p>
      <text:list xml:id="list1509535454036628797" text:style-name="L1">
        <text:list-item>
          <text:p text:style-name="P7"><text:span text:style-name="Strong_20_Emphasis">Что такое функция?</text:span></text:p>
          <text:list>
            <text:list-item>
              <text:p text:style-name="P4"><text:span text:style-name="Strong_20_Emphasis">Ответ:</text:span> Функция в программировании - это блок кода, который выполняет определенную задачу или возвращает значение.</text:p>
            </text:list-item>
          </text:list>
        </text:list-item>
        <text:list-item>
          <text:p text:style-name="P7"><text:span text:style-name="Strong_20_Emphasis">Что такое тело функции?</text:span></text:p>
          <text:list>
            <text:list-item>
              <text:p text:style-name="P4"><text:span text:style-name="Strong_20_Emphasis">Ответ:</text:span> Тело функции - это блок кода между фигурными скобками <text:span text:style-name="Source_20_Text">{}</text:span>, содержащий инструкции, выполняемые при вызове функции.</text:p>
            </text:list-item>
          </text:list>
        </text:list-item>
        <text:list-item>
          <text:p text:style-name="P7"><text:span text:style-name="Strong_20_Emphasis">Для чего мы используем функции?</text:span></text:p>
          <text:list>
            <text:list-item>
              <text:p text:style-name="P4"><text:span text:style-name="Strong_20_Emphasis">Ответ:</text:span> Мы используем функции для организации кода, повторного использования, абстракции задач и улучшения читаемости.</text:p>
            </text:list-item>
          </text:list>
        </text:list-item>
        <text:list-item>
          <text:p text:style-name="P7"><text:span text:style-name="Strong_20_Emphasis">Какой будет результат </text:span><text:span text:style-name="Strong_20_Emphasis"><text:span text:style-name="Source_20_Text">typeof</text:span></text:span><text:span text:style-name="Strong_20_Emphasis"> функции?</text:span></text:p>
          <text:list>
            <text:list-item>
              <text:p text:style-name="P4"><text:span text:style-name="Strong_20_Emphasis">Ответ:</text:span> Результат <text:span text:style-name="Source_20_Text">typeof</text:span> функции будет "function".</text:p>
            </text:list-item>
          </text:list>
        </text:list-item>
        <text:list-item>
          <text:p text:style-name="P7"><text:span text:style-name="Strong_20_Emphasis">Зачем у функции </text:span><text:span text:style-name="Strong_20_Emphasis"><text:span text:style-name="Source_20_Text">return</text:span></text:span><text:span text:style-name="Strong_20_Emphasis">?</text:span></text:p>
          <text:list>
            <text:list-item>
              <text:p text:style-name="P4"><text:span text:style-name="Strong_20_Emphasis">Ответ:</text:span> <text:span text:style-name="Source_20_Text">return</text:span> используется для возвращения значения из функции и завершения ее выполнения.</text:p>
            </text:list-item>
          </text:list>
        </text:list-item>
        <text:list-item>
          <text:p text:style-name="P7"><text:span text:style-name="Strong_20_Emphasis">Какие встроенные функции есть у браузера?</text:span></text:p>
          <text:list>
            <text:list-item>
              <text:p text:style-name="P4"><text:span text:style-name="Strong_20_Emphasis">Ответ:</text:span> Например, <text:span text:style-name="Source_20_Text">alert()</text:span>, <text:span text:style-name="Source_20_Text">prompt()</text:span>, <text:span text:style-name="Source_20_Text">confirm()</text:span>.</text:p>
            </text:list-item>
          </text:list>
        </text:list-item>
        <text:list-item>
          <text:p text:style-name="P7"><text:span text:style-name="Strong_20_Emphasis">Что такое </text:span><text:span text:style-name="Strong_20_Emphasis"><text:span text:style-name="Source_20_Text">function declaration</text:span></text:span><text:span text:style-name="Strong_20_Emphasis"> (объявление функции)?</text:span></text:p>
          <text:list>
            <text:list-item>
              <text:p text:style-name="P4"><text:span text:style-name="Strong_20_Emphasis">Ответ:</text:span> <text:span text:style-name="Source_20_Text">function declaration</text:span> - это способ объявления функции с использованием ключевого слова <text:span text:style-name="Source_20_Text">function</text:span>, которое поднимается в начало области видимости.</text:p>
            </text:list-item>
          </text:list>
        </text:list-item>
        <text:list-item>
          <text:p text:style-name="P7"><text:span text:style-name="Strong_20_Emphasis">Что такое </text:span><text:span text:style-name="Strong_20_Emphasis"><text:span text:style-name="Source_20_Text">function expression</text:span></text:span><text:span text:style-name="Strong_20_Emphasis">?</text:span></text:p>
          <text:list>
            <text:list-item>
              <text:p text:style-name="P4"><text:span text:style-name="Strong_20_Emphasis">Ответ:</text:span> <text:span text:style-name="Source_20_Text">function expression</text:span> - это объявление функции в виде выражения, а не как отдельного оператора, как в случае <text:span text:style-name="Source_20_Text">function declaration</text:span>.</text:p>
            </text:list-item>
          </text:list>
        </text:list-item>
        <text:list-item>
          <text:p text:style-name="P7"><text:span text:style-name="Strong_20_Emphasis">В каком случае допускается написание анонимной функции?</text:span></text:p>
          <text:list>
            <text:list-item>
              <text:p text:style-name="P4"><text:span text:style-name="Strong_20_Emphasis">Ответ:</text:span> Анонимную функцию можно написать в выражении, например, при присваивании ее переменной или передаче как аргумента.</text:p>
            </text:list-item>
          </text:list>
        </text:list-item>
        <text:list-item>
          <text:p text:style-name="P7"><text:span text:style-name="Strong_20_Emphasis">Что такое аргументы функции?</text:span></text:p>
          <text:list>
            <text:list-item>
              <text:p text:style-name="P4"><text:span text:style-name="Strong_20_Emphasis">Ответ:</text:span> Аргументы функции - это значения, передаваемые при ее вызове.</text:p>
            </text:list-item>
          </text:list>
        </text:list-item>
        <text:list-item>
          <text:p text:style-name="P7"><text:span text:style-name="Strong_20_Emphasis">Что такое параметры функции?</text:span></text:p>
          <text:list>
            <text:list-item>
              <text:p text:style-name="P4"><text:span text:style-name="Strong_20_Emphasis">Ответ:</text:span> Параметры функции - это имена, используемые для получения значений, переданных при вызове функции.</text:p>
            </text:list-item>
          </text:list>
        </text:list-item>
        <text:list-item>
          <text:p text:style-name="P7"><text:span text:style-name="Strong_20_Emphasis">Сколько параметров может принимать функция?</text:span></text:p>
          <text:list>
            <text:list-item>
              <text:p text:style-name="P4"><text:span text:style-name="Strong_20_Emphasis">Ответ:</text:span> Функция может принимать любое количество параметров.</text:p>
            </text:list-item>
          </text:list>
        </text:list-item>
        <text:list-item>
          <text:p text:style-name="P7"><text:soft-page-break/><text:span text:style-name="Strong_20_Emphasis">Что такое </text:span><text:span text:style-name="Strong_20_Emphasis"><text:span text:style-name="Source_20_Text">arguments</text:span></text:span><text:span text:style-name="Strong_20_Emphasis"> у функции?</text:span></text:p>
          <text:list>
            <text:list-item>
              <text:p text:style-name="P4"><text:span text:style-name="Strong_20_Emphasis">Ответ:</text:span> <text:span text:style-name="Source_20_Text">arguments</text:span> - это объект, представляющий переданные аргументы внутри функции.</text:p>
            </text:list-item>
          </text:list>
        </text:list-item>
        <text:list-item>
          <text:p text:style-name="P7"><text:span text:style-name="Strong_20_Emphasis">Что такое функциональная область видимости?</text:span></text:p>
          <text:list>
            <text:list-item>
              <text:p text:style-name="P4"><text:span text:style-name="Strong_20_Emphasis">Ответ:</text:span> Функциональная область видимости означает, что переменные, объявленные внутри функции, видны только внутри этой функции.</text:p>
            </text:list-item>
          </text:list>
        </text:list-item>
        <text:list-item>
          <text:p text:style-name="P7"><text:span text:style-name="Strong_20_Emphasis">Видит ли функция глобальные переменные?</text:span></text:p>
          <text:list>
            <text:list-item>
              <text:p text:style-name="P4"><text:span text:style-name="Strong_20_Emphasis">Ответ:</text:span> Да, функция может видеть и использовать глобальные переменные.</text:p>
            </text:list-item>
          </text:list>
        </text:list-item>
        <text:list-item>
          <text:p text:style-name="P7"><text:span text:style-name="Strong_20_Emphasis">Как записать в функцию дефолтное значение параметра?</text:span></text:p>
          <text:list>
            <text:list-item>
              <text:p text:style-name="P4"><text:span text:style-name="Strong_20_Emphasis">Ответ:</text:span> <text:span text:style-name="Source_20_Text">function example(param = defaultValue) { /* код */ }</text:span>.</text:p>
            </text:list-item>
          </text:list>
        </text:list-item>
        <text:list-item>
          <text:p text:style-name="P7"><text:span text:style-name="Strong_20_Emphasis">Какой тип параметров принимает функция?</text:span></text:p>
          <text:list>
            <text:list-item>
              <text:p text:style-name="P4"><text:span text:style-name="Strong_20_Emphasis">Ответ:</text:span> Параметры функции могут быть любого типа данных, включая примитивы, объекты или другие функции.</text:p>
            </text:list-item>
          </text:list>
        </text:list-item>
        <text:list-item>
          <text:p text:style-name="P7"><text:span text:style-name="Strong_20_Emphasis">Внутренняя переменная перекрывает внешнюю переменную?</text:span></text:p>
          <text:list>
            <text:list-item>
              <text:p text:style-name="P4"><text:span text:style-name="Strong_20_Emphasis">Ответ:</text:span> Да, переменная внутри функции перекрывает переменную с тем же именем во внешней области видимости.</text:p>
            </text:list-item>
          </text:list>
        </text:list-item>
        <text:list-item>
          <text:p text:style-name="P7"><text:span text:style-name="Strong_20_Emphasis">Как называется функция у объекта?</text:span></text:p>
          <text:list>
            <text:list-item>
              <text:p text:style-name="P4"><text:span text:style-name="Strong_20_Emphasis">Ответ:</text:span> Метод объекта.</text:p>
            </text:list-item>
          </text:list>
        </text:list-item>
        <text:list-item>
          <text:p text:style-name="P7"><text:span text:style-name="Strong_20_Emphasis">Напишите функцию, которая принимает два числа и возвращает их сумму.</text:span></text:p>
          <text:p text:style-name="P11">javascriptCopy code</text:p>
          <text:p text:style-name="P11"><text:span text:style-name="Source_20_Text">function addNumbers(a, b) {</text:span></text:p>
          <text:p text:style-name="P11"><text:span text:style-name="Source_20_Text"><text:s text:c="4"/>return a + b;</text:span></text:p>
          <text:p text:style-name="P9"><text:span text:style-name="Source_20_Text">}</text:span></text:p>
        </text:list-item>
        <text:list-item>
          <text:p text:style-name="P7"><text:span text:style-name="Strong_20_Emphasis">Что такое чистая функция?</text:span></text:p>
          <text:list>
            <text:list-item>
              <text:p text:style-name="P4"><text:span text:style-name="Strong_20_Emphasis">Ответ:</text:span> Чистая функция - это функция, которая при одних и тех же входных данных всегда возвращает одинаковый результат и не влияет на внешние переменные.</text:p>
            </text:list-item>
          </text:list>
        </text:list-item>
        <text:list-item>
          <text:p text:style-name="P7"><text:span text:style-name="Strong_20_Emphasis">Что такое чистая высшего порядка?</text:span></text:p>
          <text:list>
            <text:list-item>
              <text:p text:style-name="P4"><text:span text:style-name="Strong_20_Emphasis">Ответ:</text:span> Чистая высшего порядка - это функция, принимающая другие функции в качестве аргументов или возвращающая функцию.</text:p>
            </text:list-item>
          </text:list>
        </text:list-item>
        <text:list-item>
          <text:p text:style-name="P7"><text:span text:style-name="Strong_20_Emphasis">Что такое колбек функция?</text:span></text:p>
          <text:list>
            <text:list-item>
              <text:p text:style-name="P4"><text:span text:style-name="Strong_20_Emphasis">Ответ:</text:span> Колбек функция - это функция, переданная в качестве аргумента другой функции и вызываемая после завершения выполнения этой функции.</text:p>
            </text:list-item>
          </text:list>
        </text:list-item>
        <text:list-item>
          <text:p text:style-name="P7"><text:span text:style-name="Strong_20_Emphasis">Отличие стрелочной функции от обычной?</text:span></text:p>
          <text:list>
            <text:list-item>
              <text:p text:style-name="P4"><text:span text:style-name="Strong_20_Emphasis">Ответ:</text:span> Стрелочная функция более краткая и не имеет своего собственного контекста <text:span text:style-name="Source_20_Text">this</text:span>, используя <text:span text:style-name="Source_20_Text">this</text:span> родительского контекста.</text:p>
            </text:list-item>
          </text:list>
        </text:list-item>
        <text:list-item>
          <text:p text:style-name="P7"><text:span text:style-name="Strong_20_Emphasis">Напишите функцию </text:span><text:span text:style-name="Strong_20_Emphasis"><text:span text:style-name="Source_20_Text">setInterval</text:span></text:span><text:span text:style-name="Strong_20_Emphasis">.</text:span></text:p>
          <text:p text:style-name="P11">javascriptCopy code</text:p>
          <text:p text:style-name="P11"><text:span text:style-name="Source_20_Text">setInterval(function() {</text:span></text:p>
          <text:p text:style-name="P11"><text:span text:style-name="Source_20_Text"><text:s text:c="4"/>// код, выполняемый с интервалом</text:span></text:p>
          <text:p text:style-name="P9"><text:soft-page-break/><text:span text:style-name="Source_20_Text">}, 1000); // интервал в миллисекундах</text:span></text:p>
        </text:list-item>
        <text:list-item>
          <text:p text:style-name="P7"><text:span text:style-name="Strong_20_Emphasis">Отличие </text:span><text:span text:style-name="Strong_20_Emphasis"><text:span text:style-name="Source_20_Text">setTimeout</text:span></text:span><text:span text:style-name="Strong_20_Emphasis"> от </text:span><text:span text:style-name="Strong_20_Emphasis"><text:span text:style-name="Source_20_Text">setInterval</text:span></text:span><text:span text:style-name="Strong_20_Emphasis">.</text:span></text:p>
          <text:list>
            <text:list-item>
              <text:p text:style-name="P7"><text:span text:style-name="Strong_20_Emphasis">Ответ:</text:span> <text:span text:style-name="Source_20_Text">setTimeout</text:span> вызывает функцию один раз после указанной задержки, в то время как <text:span text:style-name="Source_20_Text">setInterval</text:span> вызывает функцию периодически с заданным интервалом.</text:p>
            </text:list-item>
          </text:list>
        </text:list-item>
      </text:list>
      <text:p text:style-name="P6"><text:span text:style-name="Strong_20_Emphasis">Посложнее:</text:span></text:p>
      <text:list xml:id="list7648559717324719522" text:style-name="L2">
        <text:list-item>
          <text:p text:style-name="P8"><text:span text:style-name="Strong_20_Emphasis">Основные концепции функционального программирования?</text:span></text:p>
          <text:list>
            <text:list-item>
              <text:p text:style-name="P5"><text:span text:style-name="Strong_20_Emphasis">Ответ:</text:span> Основные концепции включают чистые функции, неизменяемость данных, отсутствие побочных эффектов и работу с функциями высшего порядка.</text:p>
            </text:list-item>
          </text:list>
        </text:list-item>
        <text:list-item>
          <text:p text:style-name="P8"><text:span text:style-name="Strong_20_Emphasis">Что такое область видимости?</text:span></text:p>
          <text:list>
            <text:list-item>
              <text:p text:style-name="P5"><text:span text:style-name="Strong_20_Emphasis">Ответ:</text:span> Область видимости определяет, где переменные могут быть использованы или изменены в коде.</text:p>
            </text:list-item>
          </text:list>
        </text:list-item>
        <text:list-item>
          <text:p text:style-name="P8"><text:span text:style-name="Strong_20_Emphasis">Что такое лексическое окружение функции?</text:span></text:p>
          <text:list>
            <text:list-item>
              <text:p text:style-name="P5"><text:span text:style-name="Strong_20_Emphasis">Ответ:</text:span> Лексическое окружение - это среда, в которой функция была объявлена, и включает в себя доступные переменные и их значения.</text:p>
            </text:list-item>
          </text:list>
        </text:list-item>
        <text:list-item>
          <text:p text:style-name="P8"><text:span text:style-name="Strong_20_Emphasis">Что такое замыкание (closure)?</text:span></text:p>
          <text:list>
            <text:list-item>
              <text:p text:style-name="P5"><text:span text:style-name="Strong_20_Emphasis">Ответ:</text:span> Замыкание - это функция, которая "запоминает" окружение, в котором она была создана, и может обращаться к переменным из этого окружения, даже если оно не существует уже в памяти.</text:p>
            </text:list-item>
          </text:list>
        </text:list-item>
        <text:list-item>
          <text:p text:style-name="P8"><text:span text:style-name="Strong_20_Emphasis">Как использовать rest оператор в функциях?</text:span></text:p>
          <text:list>
            <text:list-item>
              <text:p text:style-name="P5"><text:span text:style-name="Strong_20_Emphasis">Ответ:</text:span> С помощью <text:span text:style-name="Source_20_Text">...</text:span>, например, <text:span text:style-name="Source_20_Text">function example(...args) { /* код */ }</text:span>.</text:p>
            </text:list-item>
          </text:list>
        </text:list-item>
        <text:list-item>
          <text:p text:style-name="P8"><text:span text:style-name="Strong_20_Emphasis">Каким по счету указывается rest оператор?</text:span></text:p>
          <text:list>
            <text:list-item>
              <text:p text:style-name="P5"><text:span text:style-name="Strong_20_Emphasis">Ответ:</text:span> Rest оператор указывается последним в списке параметров функции.</text:p>
            </text:list-item>
          </text:list>
        </text:list-item>
        <text:list-item>
          <text:p text:style-name="P8"><text:span text:style-name="Strong_20_Emphasis">Что такое контекст выполнения функции?</text:span></text:p>
          <text:list>
            <text:list-item>
              <text:p text:style-name="P5"><text:span text:style-name="Strong_20_Emphasis">Ответ:</text:span> Контекст выполнения функции - это объект, в котором выполняется функция, и который определяет значение <text:span text:style-name="Source_20_Text">this</text:span>.</text:p>
            </text:list-item>
          </text:list>
        </text:list-item>
        <text:list-item>
          <text:p text:style-name="P8"><text:span text:style-name="Strong_20_Emphasis">Что такое каррирование?</text:span></text:p>
          <text:list>
            <text:list-item>
              <text:p text:style-name="P5"><text:span text:style-name="Strong_20_Emphasis">Ответ:</text:span> Каррирование - это преобразование функции с множеством аргументов в последовательность функций с одним аргументом.</text:p>
            </text:list-item>
          </text:list>
        </text:list-item>
        <text:list-item>
          <text:p text:style-name="P8"><text:span text:style-name="Strong_20_Emphasis">Для чего нужен метод </text:span><text:span text:style-name="Strong_20_Emphasis"><text:span text:style-name="Source_20_Text">bind</text:span></text:span><text:span text:style-name="Strong_20_Emphasis">?</text:span></text:p>
          <text:list>
            <text:list-item>
              <text:p text:style-name="P5"><text:span text:style-name="Strong_20_Emphasis">Ответ:</text:span> Метод <text:span text:style-name="Source_20_Text">bind</text:span> используется для создания новой функции, у которой <text:span text:style-name="Source_20_Text">this</text:span> привязан к определенному объекту.</text:p>
            </text:list-item>
          </text:list>
        </text:list-item>
        <text:list-item>
          <text:p text:style-name="P8"><text:span text:style-name="Strong_20_Emphasis">В чем разница между </text:span><text:span text:style-name="Strong_20_Emphasis"><text:span text:style-name="Source_20_Text">call</text:span></text:span><text:span text:style-name="Strong_20_Emphasis"> и </text:span><text:span text:style-name="Strong_20_Emphasis"><text:span text:style-name="Source_20_Text">apply</text:span></text:span><text:span text:style-name="Strong_20_Emphasis">?</text:span></text:p>
          <text:list>
            <text:list-item>
              <text:p text:style-name="P5"><text:span text:style-name="Strong_20_Emphasis">Ответ:</text:span> <text:span text:style-name="Source_20_Text">call</text:span> передает аргументы в виде списка, в то время как <text:span text:style-name="Source_20_Text">apply</text:span> передает аргументы в виде массива.</text:p>
            </text:list-item>
          </text:list>
        </text:list-item>
        <text:list-item>
          <text:p text:style-name="P8"><text:span text:style-name="Strong_20_Emphasis">Для чего служит </text:span><text:span text:style-name="Strong_20_Emphasis"><text:span text:style-name="Source_20_Text">eval</text:span></text:span><text:span text:style-name="Strong_20_Emphasis"> и в чем его проблема?</text:span></text:p>
          <text:list>
            <text:list-item>
              <text:p text:style-name="P5"><text:soft-page-break/><text:span text:style-name="Strong_20_Emphasis">Ответ:</text:span> <text:span text:style-name="Source_20_Text">eval</text:span> выполняет переданный ему код, что может привести к уязвимостям безопасности, так как он выполняет произвольный код.</text:p>
            </text:list-item>
          </text:list>
        </text:list-item>
        <text:list-item>
          <text:p text:style-name="P8"><text:span text:style-name="Strong_20_Emphasis">Что такое функция генератор и как она объявляется?</text:span></text:p>
          <text:list>
            <text:list-item>
              <text:p text:style-name="P5"><text:span text:style-name="Strong_20_Emphasis">Ответ:</text:span> Функция генератор - это функция, которая может приостанавливать свое выполнение и возобновлять его позднее. Объявляется с использованием ключевого слова <text:span text:style-name="Source_20_Text">function*</text:span>.</text:p>
            </text:list-item>
          </text:list>
        </text:list-item>
        <text:list-item>
          <text:p text:style-name="P8"><text:span text:style-name="Strong_20_Emphasis">Что такое рекурсия? Напишите пример рекурсивной функции.</text:span></text:p>
          <text:list>
            <text:list-item>
              <text:p text:style-name="P8"><text:span text:style-name="Strong_20_Emphasis">Ответ:</text:span> Рекурсия - это вызов функции самой себя. Пример:</text:p>
            </text:list-item>
          </text:list>
          <text:p text:style-name="P12">javascriptCopy code</text:p>
          <text:p text:style-name="P12"><text:span text:style-name="Source_20_Text">function factorial(n) {</text:span></text:p>
          <text:p text:style-name="P12"><text:span text:style-name="Source_20_Text"><text:s text:c="4"/>if (n &lt;= 1) {</text:span></text:p>
          <text:p text:style-name="P12"><text:span text:style-name="Source_20_Text"><text:s text:c="8"/>return 1;</text:span></text:p>
          <text:p text:style-name="P12"><text:span text:style-name="Source_20_Text"><text:s text:c="4"/>} else {</text:span></text:p>
          <text:p text:style-name="P12"><text:span text:style-name="Source_20_Text"><text:s text:c="8"/>return n * factorial(n - 1);</text:span></text:p>
          <text:p text:style-name="P12"><text:span text:style-name="Source_20_Text"><text:s text:c="4"/>}</text:span></text:p>
          <text:p text:style-name="P10"><text:span text:style-name="Source_20_Text">}</text:span></text:p>
        </text:list-item>
        <text:list-item>
          <text:p text:style-name="P8"><text:span text:style-name="Strong_20_Emphasis">Основные концепции функционального программирования?</text:span></text:p>
          <text:list>
            <text:list-item>
              <text:p text:style-name="P5"><text:span text:style-name="Strong_20_Emphasis">Ответ:</text:span> Основные концепции включают чистые функции, неизменяемость данных, отсутствие побочных эффектов и работу с функциями высшего порядка.</text:p>
            </text:list-item>
          </text:list>
        </text:list-item>
        <text:list-item>
          <text:p text:style-name="P8"><text:span text:style-name="Strong_20_Emphasis">Что такое область видимости?</text:span></text:p>
          <text:list>
            <text:list-item>
              <text:p text:style-name="P5"><text:span text:style-name="Strong_20_Emphasis">Ответ:</text:span> Область видимости определяет, где переменные могут быть использованы или изменены в коде.</text:p>
            </text:list-item>
          </text:list>
        </text:list-item>
        <text:list-item>
          <text:p text:style-name="P8"><text:span text:style-name="Strong_20_Emphasis">Что такое лексическое окружение функции?</text:span></text:p>
          <text:list>
            <text:list-item>
              <text:p text:style-name="P5"><text:span text:style-name="Strong_20_Emphasis">Ответ:</text:span> Лексическое окружение - это среда, в которой функция была объявлена, и включает в себя доступные переменные и их значения.</text:p>
            </text:list-item>
          </text:list>
        </text:list-item>
        <text:list-item>
          <text:p text:style-name="P8"><text:span text:style-name="Strong_20_Emphasis">Что такое замыкание (closure)?</text:span></text:p>
          <text:list>
            <text:list-item>
              <text:p text:style-name="P8"><text:span text:style-name="Strong_20_Emphasis">Ответ:</text:span> Замыкание - это функция, которая "запоминает" окружение, в</text:p>
            </text:list-item>
          </text:list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3S</meta:editing-duration>
    <meta:editing-cycles>3</meta:editing-cycles>
    <meta:generator>OpenOffice/4.1.14$Win32 OpenOffice.org_project/4114m1$Build-9811</meta:generator>
    <dc:date>2023-11-28T12:37:51.26</dc:date>
    <meta:document-statistic meta:table-count="0" meta:image-count="0" meta:object-count="0" meta:page-count="4" meta:paragraph-count="104" meta:word-count="953" meta:character-count="6447"/>
    <meta:user-defined meta:name="Info 1"/>
    <meta:user-defined meta:name="Info 2"/>
    <meta:user-defined meta:name="Info 3"/>
    <meta:user-defined meta:name="Info 4"/>
  </office:meta>
</office:document-meta>
</file>